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15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17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18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9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0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style:text-underline-style="none" style:font-size-asian="36pt" style:font-size-complex="3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  <style:text-properties fo:font-size="36p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style:font-name="Segoe UI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ce181e" style:font-name="Segoe UI2" fo:font-size="36pt" fo:font-style="normal" fo:text-shadow="none" style:text-underline-style="none" fo:font-weight="bold" style:font-name-asian="Segoe UI2" style:font-size-asian="36pt" style:font-style-asian="normal" style:font-weight-asian="bold" style:font-name-complex="Segoe UI2" style:font-size-complex="36pt" style:font-style-complex="normal" style:font-weight-complex="bold"/>
    </style:style>
    <style:style style:name="T6" style:family="text">
      <style:text-properties style:font-name="Segoe UI" fo:font-size="36pt" fo:font-style="normal" fo:text-shadow="none" style:text-underline-style="none" fo:font-weight="normal" style:font-name-asian="Segoe UI2" style:font-size-asian="36pt" style:font-style-asian="normal" style:font-weight-asian="normal" style:font-name-complex="Segoe UI2" style:font-size-complex="36pt" style:font-style-complex="normal" style:font-weight-complex="normal"/>
    </style:style>
    <style:style style:name="T7" style:family="text">
      <style:text-properties style:font-name="Segoe U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508cm">
          <draw:text-box>
            <text:p text:style-name="P1"><text:span text:style-name="T1">HYMN #798</text:span></text:p>
            <text:p text:style-name="P1"><text:span text:style-name="T2">“</text:span><text:span text:style-name="T2">The God of Abraham Prais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3">1. </text:span><text:span text:style-name="T4">The God of Abr'ham praise,</text:span></text:p>
            <text:p text:style-name="P4"><text:span text:style-name="T4">Who reigns enthroned above;</text:span></text:p>
            <text:p text:style-name="P4"><text:span text:style-name="T4">Ancient of everlasting days</text:span></text:p>
            <text:p text:style-name="P4"><text:span text:style-name="T4">And God of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4">Jehovah, great I AM!</text:span></text:p>
            <text:p text:style-name="P4"><text:span text:style-name="T4">By earth and heav'n confessed;</text:span></text:p>
            <text:p text:style-name="P4"><text:span text:style-name="T4">I bow and bless the sacred name</text:span></text:p>
            <text:p text:style-name="P4"><text:span text:style-name="T4">Forever bl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3">2. </text:span><text:span text:style-name="T4">The God of Abr'ham praise,</text:span></text:p>
            <text:p text:style-name="P4"><text:span text:style-name="T4">At whose supreme command</text:span></text:p>
            <text:p text:style-name="P4"><text:span text:style-name="T4">From earth I rise and seek the joys</text:span></text:p>
            <text:p text:style-name="P4"><text:span text:style-name="T4">At His right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 presentation:presentation-page-layout-name="AL1T0">
        <draw:frame draw:style-name="gr3" draw:text-style-name="P5" draw:layer="layout" svg:width="24.384cm" svg:height="7.011cm" svg:x="1.778cm" svg:y="0.762cm">
          <draw:text-box>
            <text:p text:style-name="P4"><text:span text:style-name="T4">I all on earth forsake,</text:span></text:p>
            <text:p text:style-name="P4"><text:span text:style-name="T4">Its wisdom, fame, and pow'r,</text:span></text:p>
            <text:p text:style-name="P4"><text:span text:style-name="T4">And Him my only portion make,</text:span></text:p>
            <text:p text:style-name="P4"><text:span text:style-name="T4">My shield and tow'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 presentation:presentation-page-layout-name="AL1T0">
        <draw:frame draw:style-name="gr3" draw:text-style-name="P5" draw:layer="layout" svg:width="24.384cm" svg:height="7.011cm" svg:x="1.778cm" svg:y="0.609cm">
          <draw:text-box>
            <text:p text:style-name="P4"><text:span text:style-name="T3">3. </text:span><text:span text:style-name="T4">The God of Abr'ham praise,</text:span></text:p>
            <text:p text:style-name="P4"><text:span text:style-name="T4">Whose all-sufficient grace</text:span></text:p>
            <text:p text:style-name="P4"><text:span text:style-name="T4">Shall guide me all my pilgrim days</text:span></text:p>
            <text:p text:style-name="P4"><text:span text:style-name="T4">In all my way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 presentation:presentation-page-layout-name="AL1T0">
        <draw:frame draw:style-name="gr3" draw:text-style-name="P5" draw:layer="layout" svg:width="24.384cm" svg:height="7.011cm" svg:x="1.778cm" svg:y="0.509cm">
          <draw:text-box>
            <text:p text:style-name="P4"><text:span text:style-name="T4">He deigns to call me friend;</text:span></text:p>
            <text:p text:style-name="P4"><text:span text:style-name="T4">He calls Himself my God.</text:span></text:p>
            <text:p text:style-name="P4"><text:span text:style-name="T4">And He shall save me to the end</text:span></text:p>
            <text:p text:style-name="P4"><text:span text:style-name="T4">Through Jesus'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 presentation:presentation-page-layout-name="AL1T0">
        <draw:frame draw:style-name="gr3" draw:text-style-name="P5" draw:layer="layout" svg:width="24.384cm" svg:height="7.011cm" svg:x="1.778cm" svg:y="0.609cm">
          <draw:text-box>
            <text:p text:style-name="P4"><text:span text:style-name="T3">4. </text:span><text:span text:style-name="T4">He by Himself has sworn;</text:span></text:p>
            <text:p text:style-name="P4"><text:span text:style-name="T4">I on His oath depend.</text:span></text:p>
            <text:p text:style-name="P4"><text:span text:style-name="T4">I shall, on eagle wings upborne,</text:span></text:p>
            <text:p text:style-name="P4"><text:span text:style-name="T4">To heav'n asc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 presentation:presentation-page-layout-name="AL1T0">
        <draw:frame draw:style-name="gr3" draw:text-style-name="P5" draw:layer="layout" svg:width="24.384cm" svg:height="7.011cm" svg:x="1.778cm" svg:y="0.762cm">
          <draw:text-box>
            <text:p text:style-name="P4"><text:span text:style-name="T4">I shall behold His face,</text:span></text:p>
            <text:p text:style-name="P4"><text:span text:style-name="T4">I shall His pow'r adore</text:span></text:p>
            <text:p text:style-name="P4"><text:span text:style-name="T4">And sing the wonders of His grace</text:span></text:p>
            <text:p text:style-name="P4"><text:span text:style-name="T4">For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" presentation:presentation-page-layout-name="AL1T0">
        <draw:frame draw:style-name="gr3" draw:text-style-name="P5" draw:layer="layout" svg:width="24.384cm" svg:height="7.011cm" svg:x="1.778cm" svg:y="0.762cm">
          <draw:text-box>
            <text:p text:style-name="P4"><text:span text:style-name="T3">5. </text:span><text:span text:style-name="T4">Though nature's strength decay,</text:span></text:p>
            <text:p text:style-name="P4"><text:span text:style-name="T4">And earth and hell withstand,</text:span></text:p>
            <text:p text:style-name="P4"><text:span text:style-name="T4">To Canaan's bounds I urge my way</text:span></text:p>
            <text:p text:style-name="P4"><text:span text:style-name="T4">At His comm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" presentation:presentation-page-layout-name="AL1T0">
        <draw:frame draw:style-name="gr3" draw:text-style-name="P5" draw:layer="layout" svg:width="24.384cm" svg:height="7.011cm" svg:x="1.778cm" svg:y="0.762cm">
          <draw:text-box>
            <text:p text:style-name="P4"><text:span text:style-name="T4">The wat'ry deep I pass,</text:span></text:p>
            <text:p text:style-name="P4"><text:span text:style-name="T4">With Jesus in my view,</text:span></text:p>
            <text:p text:style-name="P4"><text:span text:style-name="T4">And through the howling wilderness</text:span></text:p>
            <text:p text:style-name="P4"><text:span text:style-name="T4">My way purs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3">6. </text:span><text:span text:style-name="T4">The goodly land I see,</text:span></text:p>
            <text:p text:style-name="P4"><text:span text:style-name="T4">With peace and plenty blest:</text:span></text:p>
            <text:p text:style-name="P4"><text:span text:style-name="T4">A land of sacred liberty</text:span></text:p>
            <text:p text:style-name="P4"><text:span text:style-name="T4">And endless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4" draw:master-page-name="Default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4">There milk and honey flow,</text:span></text:p>
            <text:p text:style-name="P4"><text:span text:style-name="T4">And oil and wine abound,</text:span></text:p>
            <text:p text:style-name="P4"><text:span text:style-name="T4">And trees of life forever grow</text:span></text:p>
            <text:p text:style-name="P4"><text:span text:style-name="T4">With mercy crown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5" draw:master-page-name="Default" presentation:presentation-page-layout-name="AL1T0">
        <draw:frame draw:style-name="gr3" draw:text-style-name="P5" draw:layer="layout" svg:width="24.384cm" svg:height="7.011cm" svg:x="2.031cm" svg:y="0.417cm">
          <draw:text-box>
            <text:p text:style-name="P4"><text:span text:style-name="T3">7. </text:span><text:span text:style-name="T4">There dwells the Lord our king,</text:span></text:p>
            <text:p text:style-name="P4"><text:span text:style-name="T4">The Lord our righteousness,</text:span></text:p>
            <text:p text:style-name="P4"><text:span text:style-name="T4">Triumphant o'er the world and sin,</text:span></text:p>
            <text:p text:style-name="P4"><text:span text:style-name="T4">The Prince of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6" draw:master-page-name="Default" presentation:presentation-page-layout-name="AL1T0">
        <draw:frame draw:style-name="gr3" draw:text-style-name="P5" draw:layer="layout" svg:width="24.384cm" svg:height="7.011cm" svg:x="1.755cm" svg:y="0.532cm">
          <draw:text-box>
            <text:p text:style-name="P4"><text:span text:style-name="T4">On Zion's sacred height</text:span></text:p>
            <text:p text:style-name="P4"><text:span text:style-name="T4">His kingdom He maintains</text:span></text:p>
            <text:p text:style-name="P4"><text:span text:style-name="T4">And glorious with His saints in light</text:span></text:p>
            <text:p text:style-name="P4"><text:span text:style-name="T4">Forever reig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7" draw:master-page-name="Default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3">8. </text:span><text:span text:style-name="T4">The God who reigns on high</text:span></text:p>
            <text:p text:style-name="P4"><text:span text:style-name="T4">The great archangels sing,</text:span></text:p>
            <text:p text:style-name="P4"><text:span text:style-name="T4">And, "Holy, holy, holy!" cry,</text:span></text:p>
            <text:p text:style-name="P4"><text:span text:style-name="T4">"Almighty K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8" draw:master-page-name="Default" presentation:presentation-page-layout-name="AL1T0">
        <draw:frame draw:style-name="gr3" draw:text-style-name="P5" draw:layer="layout" svg:width="24.384cm" svg:height="7.011cm" svg:x="1.778cm" svg:y="0.508cm">
          <draw:text-box>
            <text:p text:style-name="P4"><text:span text:style-name="T4">Who was and is the same</text:span></text:p>
            <text:p text:style-name="P4"><text:span text:style-name="T4">And evermore shall be;</text:span></text:p>
            <text:p text:style-name="P4"><text:span text:style-name="T4">Jehovah, Father, Great I AM!</text:span></text:p>
            <text:p text:style-name="P4"><text:span text:style-name="T4">We worship Thee!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9" draw:master-page-name="Default" presentation:presentation-page-layout-name="AL1T0">
        <draw:frame draw:style-name="gr3" draw:text-style-name="P5" draw:layer="layout" svg:width="24.384cm" svg:height="7.011cm" svg:x="1.801cm" svg:y="0.555cm">
          <draw:text-box>
            <text:p text:style-name="P4"><text:span text:style-name="T5">▲</text:span><text:span text:style-name="T6"> </text:span><text:span text:style-name="T3">9. </text:span><text:span text:style-name="T4">The whole triumphant host</text:span></text:p>
            <text:p text:style-name="P4"><text:span text:style-name="T4">Give thanks to God on high.</text:span></text:p>
            <text:p text:style-name="P4"><text:span text:style-name="T4">"Hail, Father, Son, and Holy Ghost!"</text:span></text:p>
            <text:p text:style-name="P4"><text:span text:style-name="T4">They ever c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20" draw:master-page-name="Default" presentation:presentation-page-layout-name="AL1T0">
        <draw:frame draw:style-name="gr4" draw:text-style-name="P5" draw:layer="layout" svg:width="24.384cm" svg:height="13.591cm" svg:x="1.778cm" svg:y="0.633cm">
          <draw:text-box>
            <text:p text:style-name="P4"><text:span text:style-name="T4">Hail, Abr'ham's God and mine!</text:span></text:p>
            <text:p text:style-name="P4"><text:span text:style-name="T4">I join the heav'nly lays:</text:span></text:p>
            <text:p text:style-name="P4"><text:span text:style-name="T4">All might and majesty are Thine,</text:span></text:p>
            <text:p text:style-name="P4"><text:span text:style-name="T4">And endless praise!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1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Arial1" svg:font-family="Arial" style:font-pitch="variable"/>
    <style:font-face style:name="Liberation Sans2" svg:font-family="'Liberation Sans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22:05:08.078000000</meta:creation-date>
    <dc:title>1030 worship</dc:title>
    <meta:editing-duration>PT17M30S</meta:editing-duration>
    <meta:editing-cycles>10</meta:editing-cycles>
    <meta:generator>LibreOffice/6.1.5.2$Windows_X86_64 LibreOffice_project/90f8dcf33c87b3705e78202e3df5142b201bd805</meta:generator>
    <dc:date>2019-04-29T14:38:14.287000000</dc:date>
    <meta:document-statistic meta:object-count="78"/>
  </office:meta>
</office:document-meta>
</file>